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B9000000BEE600F82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4.87cm" svg:height="5cm" svg:x="8.053cm" svg:y="12.337cm">
          <draw:image xlink:href="Pictures/10000201000000B9000000BEE600F8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6T10:19:40</dc:date>
    <dc:creator>Angela </dc:creator>
    <meta:document-statistic meta:object-count="1"/>
    <meta:generator>LibreOffice/3.5$Linux_x86 LibreOffice_project/350m1$Build-2</meta:generator>
  </office:meta>
</office:document-meta>
</file>